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80000000F067FF27A3.png" manifest:media-type="image/png"/>
  <manifest:file-entry manifest:full-path="Pictures/1000020100000280000000F0965FC84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189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Fine_20_Dashed" svg:stroke-color="#000000" draw:fill="solid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textarea-vertical-align="middle"/>
    </style:style>
    <style:style style:name="gr11" style:family="graphic" style:parent-style-name="objectwithoutfill">
      <style:graphic-properties svg:stroke-color="#000000" draw:marker-end="Arrow" draw:marker-end-width="0.152cm" draw:fill="none" draw:textarea-vertical-align="middle"/>
    </style:style>
    <style:style style:name="gr12" style:family="graphic" style:parent-style-name="standard">
      <style:graphic-properties svg:stroke-width="0.102cm" svg:stroke-color="#000000" draw:marker-start-width="0.508cm" draw:marker-end-width="0.508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solid" draw:stroke-dash="Fine_20_Dashed" svg:stroke-color="#000000" draw:fill="none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17" style:family="graphic" style:parent-style-name="standard">
      <style:graphic-properties draw:stroke="solid" draw:stroke-dash="Fine_20_Dashed" svg:stroke-color="#000000" draw:fill="none" draw:fill-color="#0000ff" draw:textarea-horizontal-align="justify" draw:textarea-vertical-align="middle" draw:auto-grow-height="false"/>
    </style:style>
    <style:style style:name="gr18" style:family="graphic" style:parent-style-name="Object_20_with_20_no_20_fill_20_and_20_no_20_line">
      <style:graphic-properties draw:stroke="solid" svg:stroke-width="0.102cm" draw:marker-start-width="0.509cm" draw:marker-end-width="0.50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style:font-name="Liberation Seri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eri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use-window-font-color="tru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1cm" svg:height="1.422cm" svg:x="5.51cm" svg:y="0.473cm">
          <draw:image xlink:href="Pictures/1000020100000280000000F0965FC842.png" xlink:type="simple" xlink:show="embed" xlink:actuate="onLoad">
            <text:p/>
          </draw:image>
        </draw:frame>
        <draw:frame draw:style-name="gr2" draw:text-style-name="P2" draw:layer="layout" svg:width="1.04cm" svg:height="0.729cm" svg:x="0.227cm" svg:y="7.668cm">
          <draw:text-box>
            <text:p><text:span text:style-name="T1">(d)</text:span></text:p>
          </draw:text-box>
        </draw:frame>
        <draw:frame draw:style-name="gr3" draw:text-style-name="P3" xml:id="id1" draw:id="id1" draw:layer="layout" svg:width="1.137cm" svg:height="0.958cm" svg:x="3.818cm" svg:y="4.576cm">
          <draw:text-box>
            <text:p><text:span text:style-name="T2">★</text:span></text:p>
          </draw:text-box>
        </draw:frame>
        <draw:line draw:style-name="gr4" draw:text-style-name="P1" draw:layer="layout" svg:x1="9.584cm" svg:y1="7.823cm" svg:x2="9.584cm" svg:y2="11.252cm">
          <text:p/>
        </draw:line>
        <draw:frame draw:style-name="gr5" draw:text-style-name="P2" draw:layer="layout" svg:width="0.896cm" svg:height="0.963cm" svg:x="9.704cm" svg:y="8.839cm">
          <draw:text-box>
            <text:p><text:span text:style-name="T1">Σ</text:span></text:p>
          </draw:text-box>
        </draw:frame>
        <draw:custom-shape draw:style-name="gr6" draw:text-style-name="P1" draw:layer="layout" svg:width="0.254cm" svg:height="0.254cm" svg:x="1.709cm" svg:y="10.20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254cm" svg:x="1.709cm" svg:y="12.205cm">
          <text:p><text:span text:style-name="T3">Σ</text:span><text:span text:style-name="T4">w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18cm" svg:height="0.729cm" svg:x="0.127cm" svg:y="0.82cm">
          <draw:text-box>
            <text:p><text:span text:style-name="T1">(a)</text:span></text:p>
          </draw:text-box>
        </draw:frame>
        <draw:frame draw:style-name="gr2" draw:text-style-name="P2" draw:layer="layout" svg:width="1.04cm" svg:height="0.729cm" svg:x="9.598cm" svg:y="0.82cm">
          <draw:text-box>
            <text:p><text:span text:style-name="T1">(b)</text:span></text:p>
          </draw:text-box>
        </draw:frame>
        <draw:custom-shape draw:style-name="gr6" draw:text-style-name="P1" draw:layer="layout" svg:width="0.254cm" svg:height="0.254cm" svg:x="1.709cm" svg:y="7.905cm">
          <text:p text:style-name="P1"><text:span text:style-name="T3">w</text:span><text:span text:style-name="T4">1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1" draw:layer="layout" svg:width="0.116cm" svg:height="0.254cm" svg:x="2.34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2.456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2.573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2.689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2.806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2.922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3.039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3.155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3.272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3.388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3.505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3.621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3.738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3.854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3.971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4.087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4.204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4.32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4.437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4.553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4.67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4.786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4.903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5.019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5.136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5.252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5.369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5.485cm" svg:y="7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5.602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5.718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5.834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5.951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6.067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6.184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6.3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6.417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6.533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6.65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6.766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6.883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6.999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7.116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7.232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7.349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7.465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7.582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7.698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7.815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7.931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8.048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8.164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8.281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8.397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8.514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8.63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8.747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8.863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8.98cm" svg:y="7.905cm">
            <text:p/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9" draw:text-style-name="P1" draw:layer="layout" svg:width="0.116cm" svg:height="0.253cm" svg:x="2.697cm" svg:y="6.61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3cm" svg:x="2.813cm" svg:y="6.61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3cm" svg:x="2.93cm" svg:y="6.61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3cm" svg:x="3.046cm" svg:y="6.61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3cm" svg:x="3.163cm" svg:y="6.61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3cm" svg:x="3.279cm" svg:y="6.61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3cm" svg:x="3.396cm" svg:y="6.61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3cm" svg:x="3.512cm" svg:y="6.61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3cm" svg:x="3.629cm" svg:y="6.61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3cm" svg:x="3.745cm" svg:y="6.61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3cm" svg:x="3.862cm" svg:y="6.61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3cm" svg:x="3.978cm" svg:y="6.61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3cm" svg:x="4.095cm" svg:y="6.61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3cm" svg:x="4.211cm" svg:y="6.61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3cm" svg:x="4.328cm" svg:y="6.61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3cm" svg:x="4.444cm" svg:y="6.61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3cm" svg:x="4.561cm" svg:y="6.6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3cm" svg:x="4.677cm" svg:y="6.6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3cm" svg:x="4.794cm" svg:y="6.6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3cm" svg:x="4.91cm" svg:y="6.6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3cm" svg:x="5.027cm" svg:y="6.6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3cm" svg:x="5.143cm" svg:y="6.6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3cm" svg:x="5.26cm" svg:y="6.6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3cm" svg:x="5.376cm" svg:y="6.6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3cm" svg:x="5.493cm" svg:y="6.6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3cm" svg:x="5.609cm" svg:y="6.6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3cm" svg:x="5.726cm" svg:y="6.6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3cm" svg:x="5.842cm" svg:y="6.6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3cm" svg:x="5.959cm" svg:y="6.616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2" draw:layer="layout" svg:width="1.018cm" svg:height="0.729cm" svg:x="1.628cm" svg:y="6.379cm">
          <draw:text-box>
            <text:p><text:span text:style-name="T1">(c)</text:span></text:p>
          </draw:text-box>
        </draw:frame>
        <draw:connector draw:style-name="gr10" draw:text-style-name="P1" draw:layer="layout" svg:x1="4.386cm" svg:y1="5.534cm" svg:x2="4.386cm" svg:y2="6.616cm" draw:start-shape="id1" draw:start-glue-point="2" draw:end-shape="id2" draw:end-glue-point="0" svg:d="M4386 5534v1082" svg:viewBox="0 0 1 1083">
          <text:p/>
        </draw:connector>
        <draw:custom-shape draw:style-name="gr6" draw:text-style-name="P1" draw:layer="layout" svg:width="0.254cm" svg:height="0.254cm" svg:x="1.709cm" svg:y="8.733cm">
          <text:p text:style-name="P1"><text:span text:style-name="T3">w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254cm" svg:height="0.254cm" svg:x="1.709cm" svg:y="9.518cm">
          <text:p text:style-name="P1"><text:span text:style-name="T3">w</text:span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254cm" svg:height="0.254cm" svg:x="1.709cm" svg:y="11.038cm">
          <text:p text:style-name="P1"><text:span text:style-name="T3">w</text:span><text:span text:style-name="T4">n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18cm" svg:height="0.729cm" svg:x="0.228cm" svg:y="11.968cm">
          <draw:text-box>
            <text:p><text:span text:style-name="T1">(e)</text:span></text:p>
          </draw:text-box>
        </draw:frame>
        <draw:line draw:style-name="gr11" draw:text-style-name="P5" draw:layer="layout" svg:x1="5.661cm" svg:y1="0.127cm" svg:x2="6.422cm" svg:y2="0.127cm">
          <text:p text:style-name="P4"><text:span text:style-name="T5"/></text:p>
          <text:p text:style-name="P4"><text:span text:style-name="T5"/></text:p>
        </draw:line>
        <draw:custom-shape draw:style-name="gr12" draw:text-style-name="P1" xml:id="id3" draw:id="id3" draw:layer="layout" svg:width="1.016cm" svg:height="1.524cm" svg:x="5.434cm" svg:y="0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5.942cm" svg:y1="1.913cm" svg:x2="4.955cm" svg:y2="5.055cm" draw:start-shape="id3" draw:start-glue-point="2" draw:end-shape="id1" draw:end-glue-point="1" svg:d="M5942 1913v3142h-987" svg:viewBox="0 0 988 3143">
          <text:p/>
        </draw:connector>
        <draw:connector draw:style-name="gr10" draw:text-style-name="P1" draw:layer="layout" svg:x1="3.148cm" svg:y1="1.895cm" svg:x2="3.818cm" svg:y2="5.055cm" draw:start-shape="id4" draw:start-glue-point="2" draw:end-shape="id1" draw:end-glue-point="3" svg:d="M3148 1895v3160h670" svg:viewBox="0 0 671 3161">
          <text:p/>
        </draw:connector>
        <draw:g>
          <draw:custom-shape draw:style-name="gr8" draw:text-style-name="P1" draw:layer="layout" svg:width="0.116cm" svg:height="0.254cm" svg:x="2.341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2.457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2.574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2.69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2.807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2.923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3.04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3.156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3.273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3.389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3.506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3.622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3.739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3.855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3.972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4.088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4.205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4.321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4.438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4.554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4.671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4.787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4.904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5.02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5.137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5.253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5.37cm" svg:y="8.7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5.486cm" svg:y="8.7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5.603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5.719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5.835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5.952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6.068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6.185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6.301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6.418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6.534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6.651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6.767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6.884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7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7.117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7.233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7.35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7.466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7.583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7.699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7.816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7.932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8.049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8.165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8.282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8.398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8.515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8.631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8.748cm" svg:y="8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8.864cm" svg:y="8.7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8.981cm" svg:y="8.7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0.116cm" svg:height="0.254cm" svg:x="2.342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2.458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2.575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2.691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2.808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2.924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3.041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3.157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3.274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3.39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3.507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3.623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3.74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3.856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3.973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4.089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4.206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4.322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4.439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4.555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4.672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4.788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4.905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5.021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5.138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7cm" svg:height="0.254cm" svg:x="5.254cm" svg:y="9.51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16cm" svg:height="0.254cm" svg:x="5.371cm" svg:y="9.51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5.487cm" svg:y="9.51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5.604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5.72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5.836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5.953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6.069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6.186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6.302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6.419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6.535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6.652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6.768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6.885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7.001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7.118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7.234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7.351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7.467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7.584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7.7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7.817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7.933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8.05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8.166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8.283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8.399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8.516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8.632cm" svg:y="9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8.749cm" svg:y="9.51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8.865cm" svg:y="9.51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8.982cm" svg:y="9.51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" draw:layer="layout" svg:width="0.116cm" svg:height="0.254cm" svg:x="2.344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2.46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2.577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2.693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2.81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2.926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3.043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3.159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3.276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3.392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3.509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3.625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3.742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3.858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3.975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4.091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4.208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4.324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4.441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4.557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4.674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4.79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4.907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5.023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5.14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5.256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5.373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5.489cm" svg:y="12.2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5.606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6cm" svg:height="0.254cm" svg:x="5.722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7cm" svg:height="0.254cm" svg:x="5.838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6cm" svg:height="0.254cm" svg:x="5.955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7cm" svg:height="0.254cm" svg:x="6.071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6cm" svg:height="0.254cm" svg:x="6.188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7cm" svg:height="0.254cm" svg:x="6.304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6cm" svg:height="0.254cm" svg:x="6.421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7cm" svg:height="0.254cm" svg:x="6.537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6cm" svg:height="0.254cm" svg:x="6.654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7cm" svg:height="0.254cm" svg:x="6.77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6cm" svg:height="0.254cm" svg:x="6.887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7cm" svg:height="0.254cm" svg:x="7.003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6cm" svg:height="0.254cm" svg:x="7.12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7cm" svg:height="0.254cm" svg:x="7.236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6cm" svg:height="0.254cm" svg:x="7.353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7cm" svg:height="0.254cm" svg:x="7.469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6cm" svg:height="0.254cm" svg:x="7.586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7cm" svg:height="0.254cm" svg:x="7.702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6cm" svg:height="0.254cm" svg:x="7.819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7cm" svg:height="0.254cm" svg:x="7.935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6cm" svg:height="0.254cm" svg:x="8.052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7cm" svg:height="0.254cm" svg:x="8.168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6cm" svg:height="0.254cm" svg:x="8.285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7cm" svg:height="0.254cm" svg:x="8.401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6cm" svg:height="0.254cm" svg:x="8.518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7cm" svg:height="0.254cm" svg:x="8.634cm" svg:y="12.2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6cm" svg:height="0.254cm" svg:x="8.751cm" svg:y="12.20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7cm" svg:height="0.254cm" svg:x="8.867cm" svg:y="12.20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6cm" svg:height="0.254cm" svg:x="8.984cm" svg:y="12.2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" draw:layer="layout" svg:width="0.116cm" svg:height="0.254cm" svg:x="2.341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7cm" svg:height="0.254cm" svg:x="2.457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6cm" svg:height="0.254cm" svg:x="2.574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7cm" svg:height="0.254cm" svg:x="2.69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6cm" svg:height="0.254cm" svg:x="2.807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7cm" svg:height="0.254cm" svg:x="2.923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6cm" svg:height="0.254cm" svg:x="3.04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7cm" svg:height="0.254cm" svg:x="3.156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6cm" svg:height="0.254cm" svg:x="3.273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7cm" svg:height="0.254cm" svg:x="3.389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6cm" svg:height="0.254cm" svg:x="3.506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7cm" svg:height="0.254cm" svg:x="3.622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6cm" svg:height="0.254cm" svg:x="3.739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7cm" svg:height="0.254cm" svg:x="3.855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6cm" svg:height="0.254cm" svg:x="3.972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7cm" svg:height="0.254cm" svg:x="4.088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6cm" svg:height="0.254cm" svg:x="4.205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7cm" svg:height="0.254cm" svg:x="4.321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6cm" svg:height="0.254cm" svg:x="4.438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7cm" svg:height="0.254cm" svg:x="4.554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6cm" svg:height="0.254cm" svg:x="4.671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7cm" svg:height="0.254cm" svg:x="4.787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6cm" svg:height="0.254cm" svg:x="4.904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7cm" svg:height="0.254cm" svg:x="5.02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6cm" svg:height="0.254cm" svg:x="5.137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7cm" svg:height="0.254cm" svg:x="5.253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6cm" svg:height="0.254cm" svg:x="5.37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7cm" svg:height="0.254cm" svg:x="5.486cm" svg:y="11.0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16cm" svg:height="0.254cm" svg:x="5.603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5.719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5.835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5.952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6.068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6.185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6.301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6.418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6.534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6.651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6.767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6.884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7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7.117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7.233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7.35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7.466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7.583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7.699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7.816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7.932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8.049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8.165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8.282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8.398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8.515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8.631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8.748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8.864cm" svg:y="11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8.981cm" svg:y="11.038cm">
            <text:p/>
            <draw:enhanced-geometry svg:viewBox="0 0 21600 21600" draw:type="rectangle" draw:enhanced-path="M 0 0 L 21600 0 21600 21600 0 21600 0 0 Z N"/>
          </draw:custom-shape>
        </draw:g>
        <draw:frame draw:style-name="gr18" draw:text-style-name="P1" xml:id="id4" draw:id="id4" draw:layer="layout" svg:width="3.81cm" svg:height="1.422cm" svg:x="1.243cm" svg:y="0.473cm">
          <draw:image xlink:href="Pictures/1000020100000280000000F067FF27A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77cm" fo:page-height="12.8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6-26T08:45:41.629332471</meta:creation-date>
    <dc:date>2015-02-04T17:36:08.910084728</dc:date>
    <dc:creator>helio </dc:creator>
    <meta:editing-duration>PT1M45S</meta:editing-duration>
    <meta:editing-cycles>8</meta:editing-cycles>
    <meta:generator>LibreOffice/4.2.7.2$Linux_x86 LibreOffice_project/420m0$Build-2</meta:generator>
    <meta:document-statistic meta:object-count="346"/>
  </office:meta>
</office:document-meta>
</file>